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useo300" svg:font-family="Museo300, Arial, sans-serif"/>
    <style:font-face style:name="monospace" svg:font-family="monospace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4f1" officeooo:paragraph-rsid="0011e4f1"/>
    </style:style>
    <style:style style:name="P2" style:family="paragraph" style:parent-style-name="Standard">
      <style:text-properties officeooo:rsid="0011e4f1" officeooo:paragraph-rsid="00143076"/>
    </style:style>
    <style:style style:name="P3" style:family="paragraph" style:parent-style-name="Standard">
      <style:text-properties officeooo:rsid="00143076" officeooo:paragraph-rsid="0011e4f1"/>
    </style:style>
    <style:style style:name="P4" style:family="paragraph" style:parent-style-name="Standard">
      <style:text-properties officeooo:rsid="00143076" officeooo:paragraph-rsid="00143076"/>
    </style:style>
    <style:style style:name="P5" style:family="paragraph" style:parent-style-name="Standard">
      <style:text-properties officeooo:rsid="0016a5af" officeooo:paragraph-rsid="0016a5af"/>
    </style:style>
    <style:style style:name="P6" style:family="paragraph" style:parent-style-name="Standard">
      <style:text-properties officeooo:rsid="00170dbd" officeooo:paragraph-rsid="00170dbd"/>
    </style:style>
    <style:style style:name="P7" style:family="paragraph" style:parent-style-name="Standard">
      <style:text-properties officeooo:rsid="00197c40" officeooo:paragraph-rsid="00197c40"/>
    </style:style>
    <style:style style:name="P8" style:family="paragraph" style:parent-style-name="Standard">
      <style:text-properties officeooo:rsid="001b76be" officeooo:paragraph-rsid="001b76be"/>
    </style:style>
    <style:style style:name="P9" style:family="paragraph" style:parent-style-name="Standard">
      <style:text-properties fo:font-variant="normal" fo:text-transform="none" fo:color="#414152" style:font-name="Museo300" fo:font-size="12pt" fo:letter-spacing="normal" fo:font-style="normal" fo:font-weight="normal" officeooo:rsid="0016a5af" officeooo:paragraph-rsid="0016a5af"/>
    </style:style>
    <style:style style:name="P10" style:family="paragraph" style:parent-style-name="Standard">
      <style:text-properties officeooo:rsid="0011e4f1" officeooo:paragraph-rsid="0011e4f1" fo:background-color="#66ff66"/>
    </style:style>
    <style:style style:name="P11" style:family="paragraph" style:parent-style-name="Standard">
      <style:paragraph-properties fo:break-before="page"/>
      <style:text-properties officeooo:rsid="0011e4f1" officeooo:paragraph-rsid="0011e4f1"/>
    </style:style>
    <style:style style:name="P12" style:family="paragraph" style:parent-style-name="Standard">
      <style:paragraph-properties fo:break-before="page"/>
      <style:text-properties officeooo:rsid="0016a5af" officeooo:paragraph-rsid="0016a5af"/>
    </style:style>
    <style:style style:name="P13" style:family="paragraph" style:parent-style-name="Standard" style:list-style-name="L1">
      <style:text-properties officeooo:rsid="00143076" officeooo:paragraph-rsid="00143076"/>
    </style:style>
    <style:style style:name="P14" style:family="paragraph" style:parent-style-name="Standard" style:list-style-name="L2">
      <style:text-properties officeooo:rsid="00143076" officeooo:paragraph-rsid="00143076"/>
    </style:style>
    <style:style style:name="P15" style:family="paragraph" style:parent-style-name="Standard" style:list-style-name="L2">
      <style:text-properties officeooo:rsid="00158216" officeooo:paragraph-rsid="00158216"/>
    </style:style>
    <style:style style:name="P16" style:family="paragraph" style:parent-style-name="Standard" style:list-style-name="L2">
      <style:text-properties officeooo:rsid="0016a5af" officeooo:paragraph-rsid="0016a5af"/>
    </style:style>
    <style:style style:name="P17" style:family="paragraph" style:parent-style-name="Standard" style:list-style-name="L2">
      <style:text-properties officeooo:rsid="0016a5af" officeooo:paragraph-rsid="0023ad44"/>
    </style:style>
    <style:style style:name="P18" style:family="paragraph" style:parent-style-name="Standard" style:list-style-name="L3">
      <style:text-properties officeooo:rsid="00170dbd" officeooo:paragraph-rsid="00170dbd"/>
    </style:style>
    <style:style style:name="P19" style:family="paragraph" style:parent-style-name="Standard" style:list-style-name="L3">
      <style:text-properties officeooo:rsid="001896de" officeooo:paragraph-rsid="001896de"/>
    </style:style>
    <style:style style:name="P20" style:family="paragraph" style:parent-style-name="Standard" style:list-style-name="L3">
      <style:text-properties officeooo:rsid="00197c40" officeooo:paragraph-rsid="00197c40"/>
    </style:style>
    <style:style style:name="P21" style:family="paragraph" style:parent-style-name="Standard" style:list-style-name="L4"/>
    <style:style style:name="P22" style:family="paragraph" style:parent-style-name="Standard" style:list-style-name="L4">
      <style:text-properties officeooo:paragraph-rsid="00201f51"/>
    </style:style>
    <style:style style:name="P23" style:family="paragraph" style:parent-style-name="Standard" style:list-style-name="L4">
      <style:text-properties officeooo:paragraph-rsid="001c1dd3"/>
    </style:style>
    <style:style style:name="P24" style:family="paragraph" style:parent-style-name="Standard" style:list-style-name="L4">
      <style:text-properties officeooo:rsid="001b76be" officeooo:paragraph-rsid="001b76be"/>
    </style:style>
    <style:style style:name="P25" style:family="paragraph" style:parent-style-name="Standard" style:list-style-name="L4">
      <style:text-properties officeooo:rsid="001c1dd3" officeooo:paragraph-rsid="001c1dd3"/>
    </style:style>
    <style:style style:name="P26" style:family="paragraph" style:parent-style-name="Standard" style:list-style-name="L5">
      <style:text-properties officeooo:rsid="0021f93e" officeooo:paragraph-rsid="0021f93e"/>
    </style:style>
    <style:style style:name="P27" style:family="paragraph" style:parent-style-name="Standard" style:list-style-name="L4">
      <style:text-properties fo:font-variant="normal" fo:text-transform="none" fo:color="#252525" style:font-name="sans-serif" fo:font-size="10.5pt" fo:letter-spacing="normal" fo:font-style="normal" fo:font-weight="normal" officeooo:rsid="0021f93e" officeooo:paragraph-rsid="0021f93e"/>
    </style:style>
    <style:style style:name="P28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1f93e" officeooo:paragraph-rsid="0021f93e"/>
    </style:style>
    <style:style style:name="P29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paragraph-rsid="001c1dd3"/>
    </style:style>
    <style:style style:name="P30" style:family="paragraph" style:parent-style-name="Standard" style:list-style-name="L5"/>
    <style:style style:name="P31" style:family="paragraph" style:parent-style-name="Standard" style:list-style-name="L5">
      <style:text-properties officeooo:rsid="00224bfb" officeooo:paragraph-rsid="00224bfb"/>
    </style:style>
    <style:style style:name="P32" style:family="paragraph" style:parent-style-name="Standard" style:list-style-name="L5">
      <style:text-properties officeooo:rsid="00224bfb" officeooo:paragraph-rsid="0022f2ba"/>
    </style:style>
    <style:style style:name="P33" style:family="paragraph" style:parent-style-name="Standard" style:list-style-name="L5">
      <style:text-properties officeooo:rsid="00224bfb" officeooo:paragraph-rsid="002323cf"/>
    </style:style>
    <style:style style:name="P34" style:family="paragraph" style:parent-style-name="Standard" style:list-style-name="L5">
      <style:text-properties officeooo:rsid="002323cf" officeooo:paragraph-rsid="002323cf"/>
    </style:style>
    <style:style style:name="P35" style:family="paragraph" style:parent-style-name="Standard" style:list-style-name="L6"/>
    <style:style style:name="P36" style:family="paragraph" style:parent-style-name="Standard" style:list-style-name="L6">
      <style:text-properties officeooo:paragraph-rsid="001c1dd3"/>
    </style:style>
    <style:style style:name="P37" style:family="paragraph" style:parent-style-name="Standard" style:list-style-name="L6">
      <style:text-properties officeooo:rsid="001e646f" officeooo:paragraph-rsid="001e646f"/>
    </style:style>
    <style:style style:name="P38" style:family="paragraph" style:parent-style-name="Standard">
      <style:text-properties officeooo:rsid="0011e4f1" officeooo:paragraph-rsid="0011e4f1" fo:background-color="#66ff66"/>
    </style:style>
    <style:style style:name="P39" style:family="paragraph" style:parent-style-name="Standard" style:list-style-name="L2">
      <style:text-properties officeooo:rsid="0025ba19" officeooo:paragraph-rsid="00274aa6"/>
    </style:style>
    <style:style style:name="P40" style:family="paragraph" style:parent-style-name="Standard">
      <style:text-properties officeooo:rsid="0025ba19" officeooo:paragraph-rsid="00170dbd"/>
    </style:style>
    <style:style style:name="P41" style:family="paragraph" style:parent-style-name="Standard">
      <style:paragraph-properties fo:break-before="page"/>
      <style:text-properties fo:font-variant="normal" fo:text-transform="none" fo:color="#252525" style:font-name="sans-serif" fo:font-size="10.5pt" fo:letter-spacing="normal" fo:font-style="normal" fo:font-weight="normal" officeooo:rsid="0021f93e" officeooo:paragraph-rsid="0021f93e"/>
    </style:style>
    <style:style style:name="P42" style:family="paragraph" style:list-style-name="L6">
      <style:text-properties officeooo:paragraph-rsid="002852ec"/>
    </style:style>
    <style:style style:name="T1" style:family="text">
      <style:text-properties officeooo:rsid="00143076"/>
    </style:style>
    <style:style style:name="T2" style:family="text">
      <style:text-properties officeooo:rsid="00158216"/>
    </style:style>
    <style:style style:name="T3" style:family="text">
      <style:text-properties officeooo:rsid="0016a5af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5" style:family="text">
      <style:text-properties style:font-name="Liberation Serif1"/>
    </style:style>
    <style:style style:name="T6" style:family="text">
      <style:text-properties style:font-name="Liberation Serif"/>
    </style:style>
    <style:style style:name="T7" style:family="text">
      <style:text-properties officeooo:rsid="00170dbd"/>
    </style:style>
    <style:style style:name="T8" style:family="text">
      <style:text-properties officeooo:rsid="001896de"/>
    </style:style>
    <style:style style:name="T9" style:family="text">
      <style:text-properties officeooo:rsid="001b76be"/>
    </style:style>
    <style:style style:name="T10" style:family="text">
      <style:text-properties officeooo:rsid="001c1dd3"/>
    </style:style>
    <style:style style:name="T11" style:family="text">
      <style:text-properties officeooo:rsid="001e202c"/>
    </style:style>
    <style:style style:name="T12" style:family="text">
      <style:text-properties officeooo:rsid="00201f51"/>
    </style:style>
    <style:style style:name="T13" style:family="text">
      <style:text-properties officeooo:rsid="0021f93e"/>
    </style:style>
    <style:style style:name="T14" style:family="text">
      <style:text-properties officeooo:rsid="00224bfb"/>
    </style:style>
    <style:style style:name="T15" style:family="text">
      <style:text-properties officeooo:rsid="0022f2ba"/>
    </style:style>
    <style:style style:name="T16" style:family="text">
      <style:text-properties style:text-position="sub 58%" officeooo:rsid="0022f2ba"/>
    </style:style>
    <style:style style:name="T17" style:family="text">
      <style:text-properties style:text-position="super 58%" officeooo:rsid="0022f2ba"/>
    </style:style>
    <style:style style:name="T18" style:family="text">
      <style:text-properties officeooo:rsid="0023ad44"/>
    </style:style>
    <style:style style:name="T19" style:family="text">
      <style:text-properties officeooo:rsid="002852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ktrotechnische Grundgrößen</text:p>
      <text:p text:style-name="P1"/>
      <text:p text:style-name="P1">Ladung</text:p>
      <text:p text:style-name="P1">Spannung</text:p>
      <text:p text:style-name="P1">Potential</text:p>
      <text:p text:style-name="P1">Strom</text:p>
      <text:p text:style-name="P1">Stromdichte</text:p>
      <text:p text:style-name="P1"/>
      <text:p text:style-name="P10">Kraftwirkung elektrischer Ladungsträger</text:p>
      <text:p text:style-name="P10">ein nach außen elektronisch neutrales Atom</text:p>
      <text:p text:style-name="P10">bewegliche Ladungsträger in Metallen</text:p>
      <text:p text:style-name="P10">Arten von Spannungen (Gleich-, Wechsel-, Mischspannung)</text:p>
      <text:p text:style-name="P1">Kenngrößen der Wechselspannung</text:p>
      <text:p text:style-name="P10">Wirkung des elektrischen Stromes</text:p>
      <text:p text:style-name="P38">Beispiele für die technische Anwendungen der Wärmewirkung des elektrischen Stromes</text:p>
      <text:p text:style-name="P1">Wirkung einer hohen Stromdichte in einem Leiter</text:p>
      <text:p text:style-name="P1">Schmelzsicherung</text:p>
      <text:p text:style-name="P11">Elektrotechnische Grundgrößen</text:p>
      <text:p text:style-name="P1"/>
      <text:p text:style-name="P4">Einleitung:</text:p>
      <text:p text:style-name="P4"/>
      <text:list xml:id="list2861644762817241174" text:style-name="L1">
        <text:list-item>
          <text:p text:style-name="P13">Begrüßung</text:p>
        </text:list-item>
        <text:list-item>
          <text:p text:style-name="P13">Thema erklären (Folie Inhalt)</text:p>
        </text:list-item>
        <text:list-item>
          <text:p text:style-name="P13">Überleitung zum ersten Thema</text:p>
        </text:list-item>
      </text:list>
      <text:p text:style-name="P1"/>
      <text:p text:style-name="P2"><text:span text:style-name="T1">1 </text:span>Ladung <text:span text:style-name="T2">(Folie Ladung_Titel)</text:span></text:p>
      <text:p text:style-name="P3"/>
      <text:list xml:id="list3287315528647025137" text:style-name="L2">
        <text:list-item>
          <text:p text:style-name="P14">Körper bestehen aus Atome <text:span text:style-name="T2">(Folie Elementarteilchen)</text:span></text:p>
          <text:list>
            <text:list-item>
              <text:p text:style-name="P14">Atome bestehen aus Atomkern (Neutronen + Protonen) und Atomhülle (Elektronen)</text:p>
            </text:list-item>
            <text:list-item>
              <text:p text:style-name="P15">Ladung der Teilchen</text:p>
            </text:list-item>
          </text:list>
        </text:list-item>
        <text:list-item>
          <text:p text:style-name="P15">Ladung in der Physik (Folie Ladung)</text:p>
          <text:list>
            <text:list-item>
              <text:p text:style-name="P16">Formelzeichen Q und Einheit C (Coulomb) 1C = 1A <text:span text:style-name="T5">·</text:span><text:span text:style-name="T6"> 1s</text:span> </text:p>
            </text:list-item>
            <text:list-item>
              <text:p text:style-name="P16">neutrales Atom</text:p>
            </text:list-item>
            <text:list-item>
              <text:p text:style-name="P16">positiv geladene Körper → <text:span text:style-name="T18">Protonen &gt; Elektronen → </text:span>Elektronenmangel</text:p>
            </text:list-item>
            <text:list-item>
              <text:p text:style-name="P17">negativ geladener Körper → <text:span text:style-name="T18">Protonen &lt; Elektronen <text:s/>→ </text:span>Elektronenüberschuss</text:p>
            </text:list-item>
          </text:list>
        </text:list-item>
        <text:list-item>
          <text:p text:style-name="P16">Verhalten von Ladungen untereinander (Folie Elektrostatisches Grundgesetz)</text:p>
          <text:list>
            <text:list-item>
              <text:p text:style-name="P16">gleiche Ladungen stoßen sich ab, unterschiedliche ziehen sich an</text:p>
            </text:list-item>
          </text:list>
        </text:list-item>
        <text:list-item>
          <text:p text:style-name="P39">Warum fallen Elektronen nicht auf den Atomkern?</text:p>
        </text:list-item>
      </text:list>
      <text:p text:style-name="P5"/>
      <text:p text:style-name="P6">2 Bewegliche Ladungsträger in Metallen (Folie Bewegliche_Ladungsträger_<text:span text:style-name="T9">Titel</text:span>)</text:p>
      <text:p text:style-name="P40"/>
      <text:list xml:id="list784336897799635457" text:style-name="L3">
        <text:list-item>
          <text:p text:style-name="P18">Metallbindung <text:span text:style-name="T8">(Folie Metallbindung)</text:span></text:p>
          <text:list>
            <text:list-item>
              <text:p text:style-name="P18">Art der chem Bindung, verursacht durch Anziehungskräfte zw. Metallionen und Elektronen</text:p>
            </text:list-item>
            <text:list-item>
              <text:p text:style-name="P19">Außenelektronen können leicht abgeben werden → geringe <text:span text:style-name="T7">Anziehung</text:span>skraft</text:p>
            </text:list-item>
            <text:list-item>
              <text:p text:style-name="P19">dadurch entstehen pos. geladene Metallionen und nahezu frei bewegliche Elektronen</text:p>
            </text:list-item>
          </text:list>
        </text:list-item>
        <text:list-item>
          <text:p text:style-name="P20">Hohe Anzahl frei bew<text:span text:style-name="T9">eglicher</text:span> Elektronen → hohe Leitfähigkeit</text:p>
        </text:list-item>
        <text:list-item>
          <text:p text:style-name="P20">Einfluss der Temperatur → hohe Temperatur, <text:span text:style-name="T9">Atome schwingen stärker, Widerstand erhöht</text:span></text:p>
        </text:list-item>
      </text:list>
      <text:p text:style-name="P7"/>
      <text:p text:style-name="P8">3 Spannung (Folie Spannung_Titel)</text:p>
      <text:p text:style-name="P8"/>
      <text:list xml:id="list7958620191041878186" text:style-name="L4">
        <text:list-item>
          <text:p text:style-name="P24">elektrische Spannung</text:p>
          <text:list>
            <text:list-item>
              <text:p text:style-name="P21"><text:s text:c="2"/>treibende Kraft auf die Elektronen</text:p>
            </text:list-item>
          </text:list>
        </text:list-item>
        <text:list-item>
          <text:p text:style-name="P24">Spannungsarten <text:span text:style-name="T10">(Folie Spannungsarten)</text:span></text:p>
          <text:list>
            <text:list-item>
              <text:p text:style-name="P24">Gleich-, Wechsel- und Mischspannung</text:p>
            </text:list-item>
            <text:list-item>
              <text:p text:style-name="P24">periodische Wechselspannung <text:span text:style-name="T10">(Folie periodische_Wechselspannung)</text:span></text:p>
              <text:list>
                <text:list-item>
                  <text:p text:style-name="P24">Sinus-, Dreieck-, Rechteck-, Sägezahnspannung</text:p>
                </text:list-item>
              </text:list>
            </text:list-item>
          </text:list>
        </text:list-item>
        <text:list-item>
          <text:p text:style-name="P25">Größen der Wechselspannung (Folie Wechselspannung)</text:p>
        </text:list-item>
        <text:list-item>
          <text:p text:style-name="P25">Wirkungen <text:span text:style-name="T12">(Folie Wirkungen)</text:span></text:p>
          <text:list>
            <text:list-item>
              <text:p text:style-name="P22"><text:span text:style-name="T10">Wärmewirkung → Heiz</text:span>platte, Hitzdrahtstrommesser, S<text:span text:style-name="T10">chmelzsicherung</text:span></text:p>
            </text:list-item>
            <text:list-item>
              <text:p text:style-name="P25">Leuchtwirkung → Glühlampen, LED</text:p>
            </text:list-item>
            <text:list-item>
              <text:p text:style-name="P25">magnetische Wirkung → Elektromagneten</text:p>
            </text:list-item>
            <text:list-item>
              <text:p text:style-name="P23"><text:span text:style-name="T10">chemische Wirkung → Elektrolyse / </text:span><text:span text:style-name="T4">Galvanik</text:span></text:p>
              <text:list>
                <text:list-item>
                  <text:p text:style-name="P27">Hitzdrahtstrommesser (Folie Hitzdrahtstrommesser))</text:p>
                </text:list-item>
                <text:list-item>
                  <text:p text:style-name="P27">Schmelzsicherung (Folie Schmelzsicherung)</text:p>
                </text:list-item>
              </text:list>
            </text:list-item>
          </text:list>
        </text:list-item>
      </text:list>
      <text:p text:style-name="P29"/>
      <text:p text:style-name="P28"/>
      <text:p text:style-name="P41">4 Strom (Folie Strom_Titel)</text:p>
      <text:p text:style-name="P9"/>
      <text:list xml:id="list961256502459196635" text:style-name="L5">
        <text:list-item>
          <text:p text:style-name="P30">Zusammenhang zwischen elektrischem Strom I und elektrischer Ladung Q <text:span text:style-name="T13">(Folie Strom)</text:span></text:p>
          <text:list>
            <text:list-item>
              <text:p text:style-name="P30"><text:bookmark text:name="MathJax-Span-239"/><text:bookmark text:name="MathJax-Span-240"/>I<text:bookmark text:name="MathJax-Span-241"/>=<text:bookmark text:name="MathJax-Span-245"/><text:bookmark text:name="MathJax-Span-244"/><text:bookmark text:name="MathJax-Span-243"/><text:bookmark text:name="MathJax-Span-242"/>Δ<text:bookmark text:name="MathJax-Span-246"/>Q<text:bookmark text:name="MathJax-Span-249"/><text:bookmark text:name="MathJax-Span-248"/><text:bookmark text:name="MathJax-Span-247"/> / Δ<text:bookmark text:name="MathJax-Span-250"/>t<text:bookmark text:name="MathJax-Span-252"/><text:bookmark text:name="MathJax-Span-251"/><text:tab/>⇒<text:bookmark text:name="MathJax-Span-254"/><text:bookmark text:name="MathJax-Span-253"/><text:tab/>Δ<text:bookmark text:name="MathJax-Span-255"/>Q<text:bookmark text:name="MathJax-Span-256"/>=<text:bookmark text:name="MathJax-Span-257"/>I<text:bookmark text:name="MathJax-Span-258"/>⋅<text:bookmark text:name="MathJax-Span-259"/>Δ<text:bookmark text:name="MathJax-Span-260"/>t</text:p>
            </text:list-item>
          </text:list>
        </text:list-item>
        <text:list-item>
          <text:p text:style-name="P26">Stromdichte → Reibung → Erwärmung →<text:span text:style-name="T14"> Brandgefahr </text:span>(Folie Stromdichte)</text:p>
          <text:list>
            <text:list-item>
              <text:p text:style-name="P31">J = I / A</text:p>
              <text:list>
                <text:list-item>
                  <text:p text:style-name="P32"><text:span text:style-name="T17">1</text:span>/<text:span text:style-name="T16">4</text:span><text:span text:style-name="T15"> </text:span><text:span text:style-name="T17">A</text:span><text:span text:style-name="T15">/</text:span><text:span text:style-name="T16">mm²</text:span><text:span text:style-name="T15"> <text:tab/>= 0,25 </text:span><text:span text:style-name="T17">A</text:span><text:span text:style-name="T15">/</text:span><text:span text:style-name="T16">mm²</text:span><text:span text:style-name="T15"> </text:span></text:p>
                </text:list-item>
                <text:list-item>
                  <text:p text:style-name="P32"><text:span text:style-name="T17">1</text:span>/<text:span text:style-name="T16">16</text:span><text:span text:style-name="T15"> </text:span><text:span text:style-name="T17">A</text:span><text:span text:style-name="T15">/</text:span><text:span text:style-name="T16">mm²</text:span><text:span text:style-name="T15"> <text:tab/>= 0,0625 </text:span><text:span text:style-name="T17">A</text:span><text:span text:style-name="T15">/</text:span><text:span text:style-name="T16">mm²</text:span><text:span text:style-name="T15"> </text:span></text:p>
                </text:list-item>
                <text:list-item>
                  <text:p text:style-name="P33"><text:span text:style-name="T17">1</text:span>/<text:span text:style-name="T16">36</text:span><text:span text:style-name="T15"> </text:span><text:span text:style-name="T17">A</text:span><text:span text:style-name="T15">/</text:span><text:span text:style-name="T16">mm²</text:span><text:span text:style-name="T15"> <text:tab/>= 0,02778 </text:span><text:span text:style-name="T17">A</text:span><text:span text:style-name="T15">/</text:span><text:span text:style-name="T16">mm²</text:span></text:p>
                </text:list-item>
              </text:list>
            </text:list-item>
          </text:list>
        </text:list-item>
        <text:list-item>
          <text:p text:style-name="P34">Schutzorgane für Leitungen</text:p>
          <text:list>
            <text:list-item>
              <text:p text:style-name="P34">Überlast</text:p>
            </text:list-item>
          </text:list>
        </text:list-item>
      </text:list>
      <text:p text:style-name="P1"/>
      <text:p text:style-name="P1"/>
      <text:p text:style-name="P1"/>
      <text:p text:style-name="P12">Quellen</text:p>
      <text:list xml:id="list2552308778953180093" text:style-name="L6">
        <text:list-item>
          <text:p text:style-name="P36"><text:span text:style-name="T3">"</text:span>Was ist elektrische Ladung<text:span text:style-name="T3">", <text:s/></text:span><text:a xlink:type="simple" xlink:href="http://schulen.eduhi.at/riedgym/physik/11/ladung/was_ladung.htm" text:style-name="Internet_20_link" text:visited-style-name="Visited_20_Internet_20_Link"><text:span text:style-name="T3">http://schulen.eduhi.at/riedgym/physik/11/ladung/was_ladung.htm</text:span></text:a><text:span text:style-name="T3">, 20.05.2016</text:span></text:p>
        </text:list-item>
        <text:list-item>
          <text:p text:style-name="P36"><text:span text:style-name="T3">"</text:span>Elektrische Ladung in Physik | Schülerlexikon | Lernhelfer<text:span text:style-name="T3">", <text:s/></text:span><text:a xlink:type="simple" xlink:href="https://www.lernhelfer.de/schuelerlexikon/physik-abitur/artikel/elektrische-ladung" text:style-name="Internet_20_link" text:visited-style-name="Visited_20_Internet_20_Link"><text:span text:style-name="T3">https://www.lernhelfer.de/schuelerlexikon/physik-abitur/artikel/elektrische-ladung</text:span></text:a><text:span text:style-name="T3">, 20.05.2016</text:span></text:p>
        </text:list-item>
        <text:list-item>
          <text:p text:style-name="P36"><text:span text:style-name="T3">"</text:span>Teilchenphysik | LEIFI Physik<text:span text:style-name="T3">“, </text:span><text:a xlink:type="simple" xlink:href="http://www.leifiphysik.de/kern-teilchenphysik/teilchenphysik" text:style-name="Internet_20_link" text:visited-style-name="Visited_20_Internet_20_Link"><text:span text:style-name="T3">http://www.leifiphysik.de/kern-teilchenphysik/teilchenphysik</text:span></text:a><text:span text:style-name="T3">, 20.05.2016</text:span></text:p>
        </text:list-item>
        <text:list-item>
          <text:p text:style-name="P36"><text:span text:style-name="T3">"</text:span>Lösungen zu den Fragen und Aufgaben zur Elektrik I<text:span text:style-name="T3">", </text:span><text:a xlink:type="simple" xlink:href="http://www.brinkmann-du.de/physik/ph_aufgaben/ph08_a01/ph08_a01_e.htm" text:style-name="Internet_20_link" text:visited-style-name="Visited_20_Internet_20_Link"><text:span text:style-name="T3">http://www.brinkmann-du.de/physik/ph_aufgaben/ph08_a01/ph08_a01_e.htm</text:span></text:a><text:span text:style-name="T3">, 20.05.2016</text:span></text:p>
        </text:list-item>
        <text:list-item>
          <text:p text:style-name="P36"><text:span text:style-name="T3">"W</text:span>echselstrom und Wechselspannung<text:span text:style-name="T3">", </text:span><text:a xlink:type="simple" xlink:href="http://www.elektronik-kompendium.de/sites/grd/0208071.htm" text:style-name="Internet_20_link" text:visited-style-name="Visited_20_Internet_20_Link"><text:span text:style-name="T3">http://www.elektronik-kompendium.de/sites/grd/0208071.htm</text:span></text:a><text:span text:style-name="T3">, 20.05.2016</text:span></text:p>
        </text:list-item>
        <text:list-item>
          <text:p text:style-name="P35"><text:bookmark-start text:name="__DdeLink__455_1760257617"/>"<text:bookmark-end text:name="__DdeLink__455_1760257617"/>Stromwirkungen | LEIFI Physik", <text:a xlink:type="simple" xlink:href="http://www.leifiphysik.de/elektrizitaetslehre/stromwirkungen" text:style-name="Internet_20_link" text:visited-style-name="Visited_20_Internet_20_Link"><text:span text:style-name="T11">http://www.leifiphysik.de/elektrizitaetslehre/stromwirkungen</text:span></text:a><text:span text:style-name="T11">, 20.05.2016</text:span></text:p>
        </text:list-item>
        <text:list-item>
          <text:p text:style-name="P37">"Elektrische Grundgrößen | LEIFI Physik", <text:a xlink:type="simple" xlink:href="http://www.leifiphysik.de/elektrizitaetslehre/elektrische-grundgroessen" text:style-name="Internet_20_link" text:visited-style-name="Visited_20_Internet_20_Link">http://www.leifiphysik.de/elektrizitaetslehre/elektrische-grundgroessen</text:a>, 20.05.2016</text:p>
        </text:list-item>
        <text:list-item>
          <text:p>"Metallbindung in Chemie | Schülerlexikon | Lernhelfer", <text:a xlink:type="simple" xlink:href="https://www.lernhelfer.de/schuelerlexikon/chemie/artikel/metallbindung" text:style-name="Internet_20_link" text:visited-style-name="Visited_20_Internet_20_Link"><text:span text:style-name="T19">https://www.lernhelfer.de/schuelerlexikon/chemie/artikel/metallbindung</text:span></text:a><text:span text:style-name="T19">, 20.05.2016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useo300" svg:font-family="Museo300, Arial, sans-serif"/>
    <style:font-face style:name="monospace" svg:font-family="monospace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2cm" fo:margin-left="2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3:06:15.845193622</meta:creation-date>
    <dc:date>2016-05-22T12:02:37.588462957</dc:date>
    <meta:editing-duration>PT4H40M44S</meta:editing-duration>
    <meta:editing-cycles>11</meta:editing-cycles>
    <meta:generator>LibreOffice/5.0.5.2$Linux_X86_64 LibreOffice_project/00m0$Build-2</meta:generator>
    <meta:document-statistic meta:table-count="0" meta:image-count="0" meta:object-count="0" meta:page-count="4" meta:paragraph-count="73" meta:word-count="434" meta:character-count="3611" meta:non-whitespace-character-count="3296"/>
  </office:meta>
</office:document-meta>
</file>